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JITT 1.6</text:p>
          </table:table-cell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4.5/20" office:value-type="float" office:value="0.725" calcext:value-type="float">
            <text:p>0.725</text:p>
          </table:table-cell>
          <table:table-cell table:formula="of:=6.5/11" office:value-type="float" office:value="0.590909090909091" calcext:value-type="float">
            <text:p>0.59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4.75/10"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/11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8.7/10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formula="of:=14/20" office:value-type="float" office:value="0.7" calcext:value-type="float">
            <text:p>0.7</text:p>
          </table:table-cell>
          <table:table-cell table:formula="of:=11/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/11" office:value-type="float" office:value="0.654545454545455" calcext:value-type="float">
            <text:p>0.654545454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1.5/20" office:value-type="float" office:value="0.575" calcext:value-type="float">
            <text:p>0.5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6.75/20" office:value-type="float" office:value="0.8375" calcext:value-type="float">
            <text:p>0.8375</text:p>
          </table:table-cell>
          <table:table-cell table:formula="of:=9.5/11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 table:formula="of:=3.5/11" office:value-type="float" office:value="0.318181818181818" calcext:value-type="float">
            <text:p>0.31818181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/11" office:value-type="float" office:value="0.790909090909091" calcext:value-type="float">
            <text:p>0.7909090909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7/11" office:value-type="float" office:value="0.636363636363636" calcext:value-type="float">
            <text:p>0.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67/11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formula="of:=9.1/10"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table:formula="of:=18.75/20" office:value-type="float" office:value="0.9375" calcext:value-type="float">
            <text:p>0.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3/11" office:value-type="float" office:value="0.936363636363636" calcext:value-type="float">
            <text:p>0.9363636364</text:p>
          </table:table-cell>
          <table:table-cell office:value-type="float" office:value="1" calcext:value-type="float">
            <text:p>1</text:p>
          </table:table-cell>
          <table:table-cell table:formula="of:=10.25/10"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table:formula="of:=17.25/20" office:value-type="float" office:value="0.8625" calcext:value-type="float">
            <text:p>0.8625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.75/20" office:value-type="float" office:value="0.7875" calcext:value-type="float">
            <text:p>0.7875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4-02">00/00/0000</text:date>, <text:time style:data-style-name="N2" text:time-value="11:08:45.662498507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4-02T11:09:04.307752544</dc:date>
    <meta:editing-duration>PT4H2M9S</meta:editing-duration>
    <meta:editing-cycles>22</meta:editing-cycles>
    <meta:document-statistic meta:table-count="1" meta:cell-count="260" meta:object-count="0"/>
  </office:meta>
</office:document-meta>
</file>